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2.9984in" fo:break-before="auto" style:use-optimal-row-height="false"/>
    </style:style>
    <style:style style:name="ro3" style:family="table-row">
      <style:table-row-properties style:row-height="2.128in" fo:break-before="auto" style:use-optimal-row-height="true"/>
    </style:style>
    <style:style style:name="ro4" style:family="table-row">
      <style:table-row-properties style:row-height="2.722in" fo:break-before="auto" style:use-optimal-row-height="false"/>
    </style:style>
    <style:style style:name="ro5" style:family="table-row">
      <style:table-row-properties style:row-height="2.8465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1.6445in" fo:break-before="auto" style:use-optimal-row-height="false"/>
    </style:style>
    <style:style style:name="ro9" style:family="table-row">
      <style:table-row-properties style:row-height="1.4508in" fo:break-before="auto" style:use-optimal-row-height="false"/>
    </style:style>
    <style:style style:name="ro10" style:family="table-row">
      <style:table-row-properties style:row-height="0.9583in" fo:break-before="auto" style:use-optimal-row-height="false"/>
    </style:style>
    <style:style style:name="ro11" style:family="table-row">
      <style:table-row-properties style:row-height="0.75in" fo:break-before="auto" style:use-optimal-row-height="false"/>
    </style:style>
    <style:style style:name="ro12" style:family="table-row">
      <style:table-row-properties style:row-height="0.8126in" fo:break-before="auto" style:use-optimal-row-height="false"/>
    </style:style>
    <style:style style:name="ro13" style:family="table-row">
      <style:table-row-properties style:row-height="0.8543in" fo:break-before="auto" style:use-optimal-row-height="false"/>
    </style:style>
    <style:style style:name="ro14" style:family="table-row">
      <style:table-row-properties style:row-height="0.8437in" fo:break-before="auto" style:use-optimal-row-height="false"/>
    </style:style>
    <style:style style:name="ro15" style:family="table-row">
      <style:table-row-properties style:row-height="0.9063in" fo:break-before="auto" style:use-optimal-row-height="false"/>
    </style:style>
    <style:style style:name="ro16" style:family="table-row">
      <style:table-row-properties style:row-height="0.9272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752in" fo:break-before="auto" style:use-optimal-row-height="false"/>
    </style:style>
    <style:style style:name="ro19" style:family="table-row">
      <style:table-row-properties style:row-height="1in" fo:break-before="auto" style:use-optimal-row-height="false"/>
    </style:style>
    <style:style style:name="ro20" style:family="table-row">
      <style:table-row-properties style:row-height="0.802in" fo:break-before="auto" style:use-optimal-row-height="false"/>
    </style:style>
    <style:style style:name="ro21" style:family="table-row">
      <style:table-row-properties style:row-height="1.0209in" fo:break-before="auto" style:use-optimal-row-height="fals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17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3" office:value-type="string">
            <text:p>Priority</text:p>
          </table:table-cell>
          <table:table-cell table:style-name="ce15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Pagina de checkout – Overview</text:p>
          </table:table-cell>
          <table:table-cell table:style-name="ce9" office:value-type="string">
            <text:p><text:span text:style-name="T1">32– </text:span><text:span text:style-name="T2">Navigare către pagina individuală a </text:span><text:span text:style-name="T2">produsului prin click pe produs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ție</text:span></text:p>
            <text:p><text:span text:style-name="T5">2. Logare cu user valid</text:span></text:p>
            <text:p><text:span text:style-name="T5">3. Adăugare un produs în coș</text:span></text:p>
            <text:p><text:span text:style-name="T5">4. Click pe iconița coșului de cumpărături</text:span></text:p>
            <text:p><text:span text:style-name="T5">5. Click pe butonul “Checkout”</text:span></text:p>
            <text:p><text:span text:style-name="T5">6. Completare date corecte</text:span></text:p>
            <text:p><text:span text:style-name="T5">7. Click pe un produs din cos</text:span></text:p>
            <text:p><text:span text:style-name="T5">8. Așteptare afișare pagina individuala produs</text:span></text:p>
          </table:table-cell>
          <table:table-cell table:style-name="ce11"/>
          <table:table-cell table:style-name="ce11" office:value-type="string">
            <text:p>Redirecționare cu succes către pagina individuala a produsului</text:p>
          </table:table-cell>
          <table:table-cell table:style-name="ce16"/>
          <table:table-cell table:style-name="ce18"/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33 – </text:span><text:span text:style-name="T2">Anulare comandă prin butonul „Cancel”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ție</text:span></text:p>
            <text:p><text:span text:style-name="T5">2. Logare cu user valid</text:span></text:p>
            <text:p><text:span text:style-name="T5">3. Adăugare un produs în coș</text:span></text:p>
            <text:p><text:span text:style-name="T5">4. Click pe iconița coșului de cumpărături</text:span></text:p>
            <text:p><text:span text:style-name="T5">5. Click pe butonul “Checkout”</text:span></text:p>
            <text:p><text:span text:style-name="T5">6. Completare date corecte</text:span></text:p>
            <text:p><text:span text:style-name="T5">7. Click buton “Cancel”</text:span></text:p>
            <text:p><text:span text:style-name="T5">8. Așteptare afișare pagina principala</text:span></text:p>
          </table:table-cell>
          <table:table-cell table:style-name="ce11"/>
          <table:table-cell table:style-name="ce11" office:value-type="string">
            <text:p>Redirecționare cu succes către pagina principala </text:p>
          </table:table-cell>
          <table:table-cell table:style-name="ce16"/>
          <table:table-cell table:style-name="ce18"/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10" office:value-type="string">
            <text:p><text:span text:style-name="T1">34- </text:span><text:span text:style-name="T2">Finalizare comandă prin click pe „Finish”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ție</text:span></text:p>
            <text:p><text:span text:style-name="T5">2. Logare cu user valid</text:span></text:p>
            <text:p><text:span text:style-name="T5">3. Adăugare un produs în coș</text:span></text:p>
            <text:p><text:span text:style-name="T5">4. Click pe iconița coșului de cumpărături</text:span></text:p>
            <text:p><text:span text:style-name="T5">5. Click pe butonul “Checkout”</text:span></text:p>
            <text:p><text:span text:style-name="T5">6. Completare date corecte</text:span></text:p>
            <text:p><text:span text:style-name="T5">7. Click buton “Finish”</text:span></text:p>
            <text:p><text:span text:style-name="T5">8. Așteptare mesaj de finalizare</text:span></text:p>
          </table:table-cell>
          <table:table-cell table:style-name="ce11"/>
          <table:table-cell table:style-name="ce11" office:value-type="string">
            <text:p>Mesaj afisat “Thank you for your order!”</text:p>
          </table:table-cell>
          <table:table-cell table:style-name="ce16"/>
          <table:table-cell table:style-name="ce18"/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3">35- </text:span><text:span text:style-name="T4">Testare funcționalitate buton „Back </text:span><text:span text:style-name="T4">Home” care redirecționează către pagina </text:span><text:span text:style-name="T4">principal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ție</text:span></text:p>
            <text:p><text:span text:style-name="T5">2. Logare cu user valid</text:span></text:p>
            <text:p><text:span text:style-name="T5">3. Adăugare un produs în coș</text:span></text:p>
            <text:p><text:span text:style-name="T5">4. Click pe iconița coșului de cumpărături</text:span></text:p>
            <text:p><text:span text:style-name="T5">5. Click pe butonul “Checkout”</text:span></text:p>
            <text:p><text:span text:style-name="T5">6. Completare date corecte</text:span></text:p>
            <text:p><text:span text:style-name="T5">7. Click buton “Finish”</text:span></text:p>
            <text:p><text:span text:style-name="T5">8. Click buton “Back home”</text:span></text:p>
            <text:p><text:span text:style-name="T5">9. Asteptare butonul de sortare de pe pagina </text:span><text:span text:style-name="T5">principala</text:span></text:p>
          </table:table-cell>
          <table:table-cell table:style-name="ce11" office:value-type="string">
            <text:p>6. <text:s/>“Abc”, “Abc”, “456”</text:p>
          </table:table-cell>
          <table:table-cell table:style-name="ce11" office:value-type="string">
            <text:p>Redirecționare cu succes către pagina principala </text:p>
          </table:table-cell>
          <table:table-cell table:style-name="ce17"/>
          <table:table-cell table:style-name="ce18"/>
          <table:table-cell table:style-name="ce16"/>
          <table:table-cell table:number-columns-repeated="1014"/>
        </table:table-row>
        <table:table-row table:style-name="ro6">
          <table:table-cell table:style-name="ce6"/>
          <table:table-cell table:style-name="ce11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7"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2" table:number-rows-repeated="189">
          <table:table-cell/>
          <table:table-cell table:style-name="ce12"/>
          <table:table-cell table:number-columns-repeated="2"/>
          <table:table-cell table:style-name="ce12"/>
          <table:table-cell table:number-columns-repeated="4"/>
          <table:table-cell table:style-name="ce21"/>
          <table:table-cell table:number-columns-repeated="1014"/>
        </table:table-row>
        <table:table-row table:style-name="ro22" table:number-rows-repeated="780">
          <table:table-cell table:number-columns-repeated="1024"/>
        </table:table-row>
        <table:table-row table:style-name="ro23" table:number-rows-repeated="1047576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2" office:value-type="string">
            <text:p>Total tests</text:p>
          </table:table-cell>
          <table:table-cell table:style-name="ce22" office:value-type="string">
            <text:p>Nb of Pass test</text:p>
          </table:table-cell>
          <table:table-cell table:style-name="ce22" office:value-type="string">
            <text:p>Nb of Failed test</text:p>
          </table:table-cell>
          <table:table-cell table:style-name="ce22" office:value-type="string">
            <text:p>Nb. Of Blocked tests</text:p>
          </table:table-cell>
          <table:table-cell table:style-name="ce22" office:value-type="string">
            <text:p>Total test covered</text:p>
          </table:table-cell>
          <table:table-cell table:style-name="ce22" office:value-type="string">
            <text:p>Blocked Tests%</text:p>
          </table:table-cell>
          <table:table-cell table:style-name="ce22" office:value-type="string">
            <text:p>Failed test%</text:p>
          </table:table-cell>
          <table:table-cell table:style-name="ce22" office:value-type="string">
            <text:p>Pass test %</text:p>
          </table:table-cell>
          <table:table-cell table:style-name="ce22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3" table:formula="of:=COUNTIF([$TestCases.B2:.B58];&quot;*&quot;)" office:value-type="float" office:value="0">
            <text:p>0</text:p>
          </table:table-cell>
          <table:table-cell table:style-name="ce23" table:formula="of:=COUNTIF([$TestCases.I2:.O58];&quot;Pass&quot;)" office:value-type="float" office:value="0">
            <text:p>0</text:p>
          </table:table-cell>
          <table:table-cell table:style-name="ce23" table:formula="of:=COUNTIF([$TestCases.I2:.I58];&quot;Fail&quot;)" office:value-type="float" office:value="0">
            <text:p>0</text:p>
          </table:table-cell>
          <table:table-cell table:style-name="ce23" table:formula="of:=COUNTIF([$TestCases.I2:.I58];&quot;Blocked&quot;)" office:value-type="float" office:value="0">
            <text:p>0</text:p>
          </table:table-cell>
          <table:table-cell table:style-name="ce23" table:formula="of:=[.B2]+[.C2]" office:value-type="float" office:value="0">
            <text:p>0</text:p>
          </table:table-cell>
          <table:table-cell table:style-name="ce24" table:formula="of:=([.D2]/[.A2])*100" office:value-type="float" office:value="0">
            <text:p>#DIV/0!</text:p>
          </table:table-cell>
          <table:table-cell table:style-name="ce25" table:formula="of:=([.C2]/[.A2])*100" office:value-type="float" office:value="0">
            <text:p>#DIV/0!</text:p>
          </table:table-cell>
          <table:table-cell table:style-name="ce24" table:formula="of:=([.B2]/[.A2])*100" office:value-type="float" office:value="0">
            <text:p>#DIV/0!</text:p>
          </table:table-cell>
          <table:table-cell table:style-name="ce26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2" table:number-rows-repeated="99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9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9:12:02.94</dc:date>
    <dc:creator>Alexandra Felecan</dc:creator>
    <meta:generator>OpenOffice/4.1.15$Win32 OpenOffice.org_project/4115m2$Build-9813</meta:generator>
    <meta:editing-duration>PT3H10M50S</meta:editing-duration>
    <meta:editing-cycles>13</meta:editing-cycles>
    <meta:document-statistic meta:table-count="2" meta:cell-count="46" meta:object-count="0"/>
  </office:meta>
</office:document-meta>
</file>